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3.4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 started blogging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 last day galoriett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aduation day (part 1)</text:p>
          </table:table-cell>
          <table:table-cell office:value-type="string" calcext:value-type="string">
            <text:p>http://markhughneri.com/blog/375/the-graduation-day-part-1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 night with my asa-adu family</text:p>
          </table:table-cell>
          <table:table-cell office:value-type="string" calcext:value-type="string">
            <text:p>http://markhughneri.com/blog/124/the-night-with-my-asa-adu-family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 know what i did last friday</text:p>
          </table:table-cell>
          <table:table-cell office:value-type="string" calcext:value-type="string">
            <text:p>http://markhughneri.com/blog/377/i-know-what-i-did-last-friday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steng summer to pero maganda</text:p>
          </table:table-cell>
          <table:table-cell office:value-type="string" calcext:value-type="string">
            <text:p>http://markhughneri.com/blog/378/pesteng-summer-to-pero-maganda-translation-i-hate-this-beautiful-summer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une.2009 – angels and demons and chacha</text:p>
          </table:table-cell>
          <table:table-cell office:value-type="string" calcext:value-type="string">
            <text:p>http://markhughneri.com/blog/379/june-2009-angels-and-demons-and-chacha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ts been a year since she told me something i don't wanna...</text:p>
          </table:table-cell>
          <table:table-cell office:value-type="string" calcext:value-type="string">
            <text:p>http://markhughneri.com/blog/380/its-been-a-year-since-she-told-me-something-i-dont-wanna-hear-again-for-the-rest-of-my-life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what's the point?</text:p>
          </table:table-cell>
          <table:table-cell office:value-type="string" calcext:value-type="string">
            <text:p>http://markhughneri.com/blog/381/whats-the-point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s Sagittarius Left Leo</text:p>
          </table:table-cell>
          <table:table-cell office:value-type="string" calcext:value-type="string">
            <text:p>http://markhughneri.com/blog/382/as-sagittarius-left-leo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n Years</text:p>
          </table:table-cell>
          <table:table-cell office:value-type="string" calcext:value-type="string">
            <text:p>http://markhughneri.com/blog/156/ten-years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tang Bulalakaw</text:p>
          </table:table-cell>
          <table:table-cell office:value-type="string" calcext:value-type="string">
            <text:p>http://markhughneri.com/blog/383/matang-bulalakaw/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orateam Loves Touch</text:p>
          </table:table-cell>
          <table:table-cell office:value-type="string" calcext:value-type="string">
            <text:p>http://markhughneri.com/blog/385/borateam-loves-touch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atch me watch me</text:p>
          </table:table-cell>
          <table:table-cell office:value-type="string" calcext:value-type="string">
            <text:p>http://markhughneri.com/blog/386/watch-me-watch-me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e wants she wants nobody</text:p>
          </table:table-cell>
          <table:table-cell office:value-type="string" calcext:value-type="string">
            <text:p>http://markhughneri.com/blog/387/he-wants-she-wants-nobody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erry xmas etc</text:p>
          </table:table-cell>
          <table:table-cell office:value-type="string" calcext:value-type="string">
            <text:p>http://markhughneri.com/blog/388/merry-xmas-and-etc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ey i started to use tumblr</text:p>
          </table:table-cell>
          <table:table-cell office:value-type="string" calcext:value-type="string">
            <text:p>http://markhughneri.com/blog/389/hey-i-started-to-use-tumblr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ree days before 2010</text:p>
          </table:table-cell>
          <table:table-cell office:value-type="string" calcext:value-type="string">
            <text:p>http://markhughneri.com/blog/390/three-days-before-2010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night before the day after</text:p>
          </table:table-cell>
          <table:table-cell office:value-type="string" calcext:value-type="string">
            <text:p>http://markhughneri.com/blog/391/the-night-before-the-day-after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ts my first step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ps downs first of june twenty o ten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ndependance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 really miss baguio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l good now. Last wekk...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<text:span text:style-name="T1">th</text:span> weak of june 201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trike two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uly comes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 was emotional. Am i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op words of the day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rofessional plans a draft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ooks i read as of the moment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orn for no on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3 ps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ts quite ironic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ke an instructor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he talked, i listened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 am 22. happy bday to m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tisfaction is not my stuff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10 before 201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ffee and lucky me suprem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isha's bday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newing my dreams</text:p>
          </table:table-cell>
          <table:table-cell office:value-type="string" calcext:value-type="string">
            <text:p>http://markhughneri.com/blog/260/renewing-my-dreams/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h pinoy!</text:p>
          </table:table-cell>
          <table:table-cell office:value-type="string" calcext:value-type="string">
            <text:p>http://markhughneri.com/blog/397/eh-pinoy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http://markhughneri.com/blog/398/fx/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inakbet at websites</text:p>
          </table:table-cell>
          <table:table-cell office:value-type="string" calcext:value-type="string">
            <text:p>http://markhughneri.com/blog/399/pinakbet-at-websites/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itong goals</text:p>
          </table:table-cell>
          <table:table-cell office:value-type="string" calcext:value-type="string">
            <text:p>http://markhughneri.com/blog/400/pitong-goals/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gbablog para sa tanga</text:p>
          </table:table-cell>
          <table:table-cell office:value-type="string" calcext:value-type="string">
            <text:p>http://markhughneri.com/blog/401/pagba-blog-para-sa-tanga/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nokia e5</text:p>
          </table:table-cell>
          <table:table-cell office:value-type="string" calcext:value-type="string">
            <text:p>http://markhughneri.com/blog/402/nokia-e5/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ape kape din</text:p>
          </table:table-cell>
          <table:table-cell office:value-type="string" calcext:value-type="string">
            <text:p>http://markhughneri.com/blog/403/kape-kape-din/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've got it all for you</text:p>
          </table:table-cell>
          <table:table-cell office:value-type="string" calcext:value-type="string">
            <text:p>http://markhughneri.com/blog/77/weve-got-it-all-for-you/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reakfast in table</text:p>
          </table:table-cell>
          <table:table-cell office:value-type="string" calcext:value-type="string">
            <text:p>http://markhughneri.com/blog/404/breakfast-in-table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http://markhughneri.com/blog/405/lakbaysm-moa/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M City Sucat</text:p>
          </table:table-cell>
          <table:table-cell office:value-type="string" calcext:value-type="string">
            <text:p>http://markhughneri.com/blog/406/lakbaysm-sm-city-sucat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a-terrrr ng nasa NZ shift</text:p>
          </table:table-cell>
          <table:table-cell office:value-type="string" calcext:value-type="string">
            <text:p>http://markhughneri.com/blog/407/ba-terrrr-ng-nasa-nz-shift/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ang BPI installment madness</text:p>
          </table:table-cell>
          <table:table-cell office:value-type="string" calcext:value-type="string">
            <text:p>http://markhughneri.com/blog/408/unang-bpi-installment-madness/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hank you bpi</text:p>
          </table:table-cell>
          <table:table-cell office:value-type="string" calcext:value-type="string">
            <text:p>http://markhughneri.com/blog/201/thank-you-bpi/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.5 years</text:p>
          </table:table-cell>
          <table:table-cell office:value-type="string" calcext:value-type="string">
            <text:p>http://markhughneri.com/blog/266/1-5-years/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iry Queen blizzard butterfinger and kitkat</text:p>
          </table:table-cell>
          <table:table-cell office:value-type="string" calcext:value-type="string">
            <text:p>http://markhughneri.com/blog/84/dairy-queen-blizzard-butterfinger/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ending na pending na</text:p>
          </table:table-cell>
          <table:table-cell office:value-type="string" calcext:value-type="string">
            <text:p>http://markhughneri.com/blog/335/pending-na-pending-na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inute maid pulpy mango orange</text:p>
          </table:table-cell>
          <table:table-cell office:value-type="string" calcext:value-type="string">
            <text:p>http://markhughneri.com/blog/10/minute-maid-pulpy-mango-orange/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to order a yellow cab pizza online</text:p>
          </table:table-cell>
          <table:table-cell office:value-type="string" calcext:value-type="string">
            <text:p>http://markhughneri.com/blog/18/order-yellow-cab-online/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ponge bob choco milk</text:p>
          </table:table-cell>
          <table:table-cell office:value-type="string" calcext:value-type="string">
            <text:p>http://markhughneri.com/blog/36/sponge-bob-choco-milk/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nescafe chocollate</text:p>
          </table:table-cell>
          <table:table-cell office:value-type="string" calcext:value-type="string">
            <text:p>http://markhughneri.com/blog/41/nescafe-chocolatte/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renitea milk tea</text:p>
          </table:table-cell>
          <table:table-cell office:value-type="string" calcext:value-type="string">
            <text:p>http://markhughneri.com/blog/60/serenitea-milk-tea/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cdonalds cheese burger and fries</text:p>
          </table:table-cell>
          <table:table-cell office:value-type="string" calcext:value-type="string">
            <text:p>http://markhughneri.com/blog/76/mcdo-cheese-burger-fries/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omx.ph at bluehost</text:p>
          </table:table-cell>
          <table:table-cell office:value-type="string" calcext:value-type="string">
            <text:p>http://markhughneri.com/blog/354/comx-ph-at-bluehost/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ongcha phils opens ...</text:p>
          </table:table-cell>
          <table:table-cell office:value-type="string" calcext:value-type="string">
            <text:p>http://markhughneri.com/blog/881/gong-cha-philippines-opens-its-10th-branch-at-pampanga/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ing josie buko express</text:p>
          </table:table-cell>
          <table:table-cell office:value-type="string" calcext:value-type="string">
            <text:p>http://markhughneri.com/blog/103/aling-josie-buko-express/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ntucky fried chicken ala-king</text:p>
          </table:table-cell>
          <table:table-cell office:value-type="string" calcext:value-type="string">
            <text:p>http://markhughneri.com/blog/137/kfc-chicken-ala-king/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cken mcdo</text:p>
          </table:table-cell>
          <table:table-cell office:value-type="string" calcext:value-type="string">
            <text:p>http://markhughneri.com/blog/882/chicken-mcdo/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ice in a box</text:p>
          </table:table-cell>
          <table:table-cell office:value-type="string" calcext:value-type="string">
            <text:p>http://markhughneri.com/blog/112/rice-in-a-box-rbx/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ong cha still the best</text:p>
          </table:table-cell>
          <table:table-cell office:value-type="string" calcext:value-type="string">
            <text:p>http://markhughneri.com/blog/144/gongcha-wintermelon/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owking chao fan</text:p>
          </table:table-cell>
          <table:table-cell office:value-type="string" calcext:value-type="string">
            <text:p>http://markhughneri.com/blog/114/chowking-chao-fan/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ama's pata tim</text:p>
          </table:table-cell>
          <table:table-cell office:value-type="string" calcext:value-type="string">
            <text:p>http://markhughneri.com/blog/178/mamas-pata-tim-and-avocado/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escafe mocha in can</text:p>
          </table:table-cell>
          <table:table-cell office:value-type="string" calcext:value-type="string">
            <text:p>http://markhughneri.com/blog/877/nescafe-mocha-in-can/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oto king special</text:p>
          </table:table-cell>
          <table:table-cell office:value-type="string" calcext:value-type="string">
            <text:p>http://markhughneri.com/blog/154/special-goto-king/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atime sm manila</text:p>
          </table:table-cell>
          <table:table-cell office:value-type="string" calcext:value-type="string">
            <text:p>http://markhughneri.com/blog/162/chatime-sm-manila/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north park yang chow and chicken pops</text:p>
          </table:table-cell>
          <table:table-cell office:value-type="string" calcext:value-type="string">
            <text:p>http://markhughneri.com/blog/883/north-park-yang-chow-rice/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ettle korn cheese</text:p>
          </table:table-cell>
          <table:table-cell office:value-type="string" calcext:value-type="string">
            <text:p>http://markhughneri.com/blog/207/kettle-korn-cheese/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ao pao milk tea</text:p>
          </table:table-cell>
          <table:table-cell office:value-type="string" calcext:value-type="string">
            <text:p>http://markhughneri.com/blog/198/pao-pao-milk-tea/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fc cheese on top</text:p>
          </table:table-cell>
          <table:table-cell office:value-type="string" calcext:value-type="string">
            <text:p>http://markhughneri.com/blog/211/kfc-cheese-on-top-burger/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to na july na</text:p>
          </table:table-cell>
          <table:table-cell office:value-type="string" calcext:value-type="string">
            <text:p>http://markhughneri.com/blog/367/eto-na-july-na/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ong kong style noodles</text:p>
          </table:table-cell>
          <table:table-cell office:value-type="string" calcext:value-type="string">
            <text:p>http://markhughneri.com/blog/265/hong-kong-style-noodles/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enny rogers roasted chicken solo</text:p>
          </table:table-cell>
          <table:table-cell office:value-type="string" calcext:value-type="string">
            <text:p>http://markhughneri.com/blog/257/kenny-rogers-roasted-chicken/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ew book – making money from home</text:p>
          </table:table-cell>
          <table:table-cell office:value-type="string" calcext:value-type="string">
            <text:p>http://markhughneri.com/blog/370/new-book-making-money-from-home/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o pao strawbery fruit juice</text:p>
          </table:table-cell>
          <table:table-cell office:value-type="string" calcext:value-type="string">
            <text:p>http://markhughneri.com/blog/271/pao-pao-strawberry-fruit-juice/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icken bon chon</text:p>
          </table:table-cell>
          <table:table-cell office:value-type="string" calcext:value-type="string">
            <text:p>http://markhughneri.com/blog/276/chicken-bon-chon/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cdo ice cold premium roast coffee</text:p>
          </table:table-cell>
          <table:table-cell office:value-type="string" calcext:value-type="string">
            <text:p>http://markhughneri.com/blog/295/mcdonalds-ice-cold-premium-roast-coffee/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inangag express</text:p>
          </table:table-cell>
          <table:table-cell office:value-type="string" calcext:value-type="string">
            <text:p>http://markhughneri.com/blog/297/sinangag-express-tapsilog/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ongcha milk tea with</text:p>
          </table:table-cell>
          <table:table-cell office:value-type="string" calcext:value-type="string">
            <text:p>http://markhughneri.com/blog/884/gongcha-pearl-jelly/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ist iced tea apple</text:p>
          </table:table-cell>
          <table:table-cell office:value-type="string" calcext:value-type="string">
            <text:p>http://markhughneri.com/blog/315/sunkist-iced-tea-apple/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veneto pizzeria ristorante</text:p>
          </table:table-cell>
          <table:table-cell office:value-type="string" calcext:value-type="string">
            <text:p>http://markhughneri.com/blog/323/a-veneto-pizzeria-ristorante/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addy dave mckienly</text:p>
          </table:table-cell>
          <table:table-cell office:value-type="string" calcext:value-type="string">
            <text:p>http://markhughneri.com/blog/337/daddy-daves-mckinley-hill/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by chocolate drink</text:p>
          </table:table-cell>
          <table:table-cell office:value-type="string" calcext:value-type="string">
            <text:p>http://markhughneri.com/blog/339/moby-chocolate-drink/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read pan butter toast</text:p>
          </table:table-cell>
          <table:table-cell office:value-type="string" calcext:value-type="string">
            <text:p>http://markhughneri.com/blog/341/bread-pan-butter-toast/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uko farm choco manga shake</text:p>
          </table:table-cell>
          <table:table-cell office:value-type="string" calcext:value-type="string">
            <text:p>http://markhughneri.com/blog/878/buko-farm-coco-manga-shake/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eeks shawarma rice</text:p>
          </table:table-cell>
          <table:table-cell office:value-type="string" calcext:value-type="string">
            <text:p>http://markhughneri.com/blog/344/greeks-shawarma-rice/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owking orange chicken lauriat</text:p>
          </table:table-cell>
          <table:table-cell office:value-type="string" calcext:value-type="string">
            <text:p>http://markhughneri.com/blog/885/chowking-orange-chicken/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ong cha glorietta</text:p>
          </table:table-cell>
          <table:table-cell office:value-type="string" calcext:value-type="string">
            <text:p>http://markhughneri.com/blog/887/gong-cha-glorietta/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bx rice in a box</text:p>
          </table:table-cell>
          <table:table-cell office:value-type="string" calcext:value-type="string">
            <text:p>http://markhughneri.com/blog/888/rbx-rice-box-mrt-ayala/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nkin donots munchkins</text:p>
          </table:table-cell>
          <table:table-cell office:value-type="string" calcext:value-type="string">
            <text:p>http://markhughneri.com/blog/880/dunkin-donuts-munchkins/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ood luck cake from HP WPS APJ</text:p>
          </table:table-cell>
          <table:table-cell office:value-type="string" calcext:value-type="string">
            <text:p>http://markhughneri.com/blog/886/good-luck-cake-from-hp-wps-apj-team/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ooks to go metro point</text:p>
          </table:table-cell>
          <table:table-cell office:value-type="string" calcext:value-type="string">
            <text:p>http://markhughneri.com/blog/879/chooks-to-go-metro-point-edsa/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 points in 2013</text:p>
          </table:table-cell>
          <table:table-cell office:value-type="string" calcext:value-type="string">
            <text:p>http://markhughneri.com/blog/14/13-points-in-2013/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rbonara platter mojos n dip</text:p>
          </table:table-cell>
          <table:table-cell office:value-type="string" calcext:value-type="string">
            <text:p>http://markhughneri.com/blog/889/shakeys-carbonara-mojos-market-market/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mfort food indoors</text:p>
          </table:table-cell>
          <table:table-cell office:value-type="string" calcext:value-type="string">
            <text:p>http://markhughneri.com/blog/368/comfort-food-indoors-blueberry-cheese-sandwich/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starting on 24<text:span text:style-name="T1">th</text:span></text:p>
          </table:table-cell>
          <table:table-cell office:value-type="string" calcext:value-type="string">
            <text:p>http://markhughneri.com/blog/773/starting-on-24th/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arting another chapter</text:p>
          </table:table-cell>
          <table:table-cell office:value-type="string" calcext:value-type="string">
            <text:p>http://markhughneri.com/blog/26/starting-another-chapter/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July 2012 montshary</text:p>
          </table:table-cell>
          <table:table-cell office:value-type="string" calcext:value-type="string">
            <text:p>http://markhughneri.com/blog/28/july-2012-monthsary/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inanese delights</text:p>
          </table:table-cell>
          <table:table-cell office:value-type="string" calcext:value-type="string">
            <text:p>http://markhughneri.com/blog/412/hainanese-delights/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1<text:span text:style-name="T1">st</text:span> week of august 2012</text:p>
          </table:table-cell>
          <table:table-cell office:value-type="string" calcext:value-type="string">
            <text:p>http://markhughneri.com/blog/49/1st-week-of-august-2012/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2<text:span text:style-name="T1">nd</text:span> week of august 2012</text:p>
          </table:table-cell>
          <table:table-cell office:value-type="string" calcext:value-type="string">
            <text:p>http://markhughneri.com/blog/66/2nd-week-of-august-2012/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lassic savory sm megamall</text:p>
          </table:table-cell>
          <table:table-cell office:value-type="string" calcext:value-type="string">
            <text:p>http://markhughneri.com/blog/426/classic-savory-sm-megamall/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appy lemon sm megamalll</text:p>
          </table:table-cell>
          <table:table-cell office:value-type="string" calcext:value-type="string">
            <text:p>http://markhughneri.com/blog/434/happy-lemon-milk-tea/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3<text:span text:style-name="T1">rd</text:span> week of august 2012</text:p>
          </table:table-cell>
          <table:table-cell office:value-type="string" calcext:value-type="string">
            <text:p>http://markhughneri.com/blog/74/3rd-week-of-august-2012/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4<text:span text:style-name="T1">th</text:span> week of august 2012</text:p>
          </table:table-cell>
          <table:table-cell office:value-type="string" calcext:value-type="string">
            <text:p>http://markhughneri.com/blog/78/4th-week-of-august-2012/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1<text:span text:style-name="T1">st</text:span> week of sep 2012</text:p>
          </table:table-cell>
          <table:table-cell office:value-type="string" calcext:value-type="string">
            <text:p>http://markhughneri.com/blog/82/1st-week-of-september-2012/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ugaw with egg lugaw republic</text:p>
          </table:table-cell>
          <table:table-cell office:value-type="string" calcext:value-type="string">
            <text:p>http://markhughneri.com/blog/442/lugaw-republic-rice-congee/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riginal bibingka at bibingkinitan</text:p>
          </table:table-cell>
          <table:table-cell office:value-type="string" calcext:value-type="string">
            <text:p>http://markhughneri.com/blog/444/bibingkinitan-original-bibingka/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tato corner french fries</text:p>
          </table:table-cell>
          <table:table-cell office:value-type="string" calcext:value-type="string">
            <text:p>http://markhughneri.com/blog/471/potato-corner-french-fries/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izzling plate's sizzling sisig</text:p>
          </table:table-cell>
          <table:table-cell office:value-type="string" calcext:value-type="string">
            <text:p>http://markhughneri.com/blog/458/sizzling-plate-sisig/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ropical hut chicken</text:p>
          </table:table-cell>
          <table:table-cell office:value-type="string" calcext:value-type="string">
            <text:p>http://markhughneri.com/blog/465/tropical-hut-chicken/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2<text:span text:style-name="T1">nd</text:span> week of sep 2012</text:p>
          </table:table-cell>
          <table:table-cell office:value-type="string" calcext:value-type="string">
            <text:p>http://markhughneri.com/blog/86/2nd-week-of-september-2012/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3<text:span text:style-name="T1">rd</text:span> and4<text:span text:style-name="T1">th</text:span> week of sep</text:p>
          </table:table-cell>
          <table:table-cell office:value-type="string" calcext:value-type="string">
            <text:p>http://markhughneri.com/blog/93/3rd-and-4th-week-of-september/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1<text:span text:style-name="T1">st</text:span> wk of oct 2012</text:p>
          </table:table-cell>
          <table:table-cell office:value-type="string" calcext:value-type="string">
            <text:p>http://markhughneri.com/blog/96/1st-week-of-october-2012/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ce berg's chicken cordon</text:p>
          </table:table-cell>
          <table:table-cell office:value-type="string" calcext:value-type="string">
            <text:p>http://markhughneri.com/blog/480/iceberg-chicken-cordon/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ipps chicken at sm emgamall</text:p>
          </table:table-cell>
          <table:table-cell office:value-type="string" calcext:value-type="string">
            <text:p>http://markhughneri.com/blog/490/kipps-chicken-sm-megamall/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hare tea milk tea</text:p>
          </table:table-cell>
          <table:table-cell office:value-type="string" calcext:value-type="string">
            <text:p>http://markhughneri.com/blog/495/share-tea-milk-tea/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ello november 2012</text:p>
          </table:table-cell>
          <table:table-cell office:value-type="string" calcext:value-type="string">
            <text:p>http://markhughneri.com/blog/101/hello-november-2012/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eef wanton </text:p>
          </table:table-cell>
          <table:table-cell office:value-type="string" calcext:value-type="string">
            <text:p>http://markhughneri.com/blog/506/paotsin-dim-sum-restaurant/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world chicken at glo</text:p>
          </table:table-cell>
          <table:table-cell office:value-type="string" calcext:value-type="string">
            <text:p>http://markhughneri.com/blog/514/world-chicken-glorietta-food-choices/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ye long hair. Bye twilight</text:p>
          </table:table-cell>
          <table:table-cell office:value-type="string" calcext:value-type="string">
            <text:p>http://markhughneri.com/blog/110/bye-long-hair-bye-twilight-saga/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ngo-ong</text:p>
          </table:table-cell>
          <table:table-cell office:value-type="string" calcext:value-type="string">
            <text:p>http://markhughneri.com/blog/521/carabao-mango-ong-bagoong/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dobo connection – mama's sweet</text:p>
          </table:table-cell>
          <table:table-cell office:value-type="string" calcext:value-type="string">
            <text:p>http://markhughneri.com/blog/529/adobo-connection-sweet-chicken/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celebrating 2<text:span text:style-name="T1">nd</text:span> anniv</text:p>
          </table:table-cell>
          <table:table-cell office:value-type="string" calcext:value-type="string">
            <text:p>http://markhughneri.com/blog/145/celebrating-2nd-anniversary/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x's restaurant – chicken lumpia</text:p>
          </table:table-cell>
          <table:table-cell office:value-type="string" calcext:value-type="string">
            <text:p>http://markhughneri.com/blog/545/maxs-restaurant-chicken-lumpia-rolls/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2<text:span text:style-name="T1">nd</text:span> wk dec 2012</text:p>
          </table:table-cell>
          <table:table-cell office:value-type="string" calcext:value-type="string">
            <text:p>http://markhughneri.com/blog/157/2nd-week-of-december-2012/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erry xmas 2012</text:p>
          </table:table-cell>
          <table:table-cell office:value-type="string" calcext:value-type="string">
            <text:p>http://markhughneri.com/blog/163/merry-christmas-2012/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appy new year 2013</text:p>
          </table:table-cell>
          <table:table-cell office:value-type="string" calcext:value-type="string">
            <text:p>http://markhughneri.com/blog/176/happy-new-year-2013/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e will miss you lola casion</text:p>
          </table:table-cell>
          <table:table-cell office:value-type="string" calcext:value-type="string">
            <text:p>http://markhughneri.com/blog/589/we-will-miss-you-lola-casion/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ow to update wp mango to 7.8</text:p>
          </table:table-cell>
          <table:table-cell office:value-type="string" calcext:value-type="string">
            <text:p>http://markhughneri.com/blog/648/update-to-windows-phone-7-8/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 short trip to numancia aklan</text:p>
          </table:table-cell>
          <table:table-cell office:value-type="string" calcext:value-type="string">
            <text:p>http://markhughneri.com/blog/658/a-short-trip-to-numancia-aklan/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 created sisig bytes</text:p>
          </table:table-cell>
          <table:table-cell office:value-type="string" calcext:value-type="string">
            <text:p>http://markhughneri.com/blog/664/i-created-sisig-bytes/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ne tough week</text:p>
          </table:table-cell>
          <table:table-cell office:value-type="string" calcext:value-type="string">
            <text:p>http://markhughneri.com/blog/681/one-tough-week/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efore i sleep</text:p>
          </table:table-cell>
          <table:table-cell office:value-type="string" calcext:value-type="string">
            <text:p>http://markhughneri.com/blog/686/before-i-sleep/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 received an eail</text:p>
          </table:table-cell>
          <table:table-cell office:value-type="string" calcext:value-type="string">
            <text:p>http://markhughneri.com/blog/689/i-received-an-e-mail/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ub dub dub mania</text:p>
          </table:table-cell>
          <table:table-cell office:value-type="string" calcext:value-type="string">
            <text:p>http://markhughneri.com/blog/695/dub-dub-dub-mania-likja/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ew months new project</text:p>
          </table:table-cell>
          <table:table-cell office:value-type="string" calcext:value-type="string">
            <text:p>http://markhughneri.com/blog/716/new-month-new-projects/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ow to create a hosted wordpress blog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deas overlow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inor change of plans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wishing for great week ahead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appy bday trisha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t takes a man and a woma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hat plugins to install on your wordpress blog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ow to create a self hosted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nother personal blog renovatio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amily summer outing 201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hapter change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hoosing your wordpress theme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 visit to petronas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here to begin learning .net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rl's jr at midvalley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t johns cathedral at KL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apterchange initialize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14 points in 20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food for first week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sp.net mvc validation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indows phone dev account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s 2010 sp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g worke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logs every pggmr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onnecting to sql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alidate a year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veloper rock star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urch of our lady of fatima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o more five more monites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lose all but this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onglistselector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asons why dev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nd now i a backing up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s update galore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how me your windows 8.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sp.net mvc 4 video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ebuglog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s 20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workingwith git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 simple threading example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ew way of showing tut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imple ado.net (preparation)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impe ado (create ) 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impe ado (create ) 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impe ado (create ) 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impe ado (create ) 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imple .net (read) 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imple .net (read) 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imple .net (update) 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imple .net (update) 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imple .net (update) 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imple .net (delete) 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mple .net (delete) 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pcoming new blog layout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rismas and new year 201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ow to use ef sqlite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 with ninject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orkaround url binding failure IIS express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ertifications not yet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0/00/0000</text:date>, <text:time style:data-style-name="N2" text:time-value="0000-00-00T00:00:02.05758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58M13S</meta:editing-duration>
    <meta:editing-cycles>14</meta:editing-cycles>
    <meta:generator>LibreOffice/4.1.2.3$Windows_x86 LibreOffice_project/40b2d7fde7e8d2d7bc5a449dc65df4d08a7dd38</meta:generator>
    <dc:date>2014-05-19T11:54:44.447000000</dc:date>
    <meta:document-statistic meta:table-count="3" meta:cell-count="648" meta:object-count="0"/>
    <meta:user-defined meta:name="Info 1"/>
    <meta:user-defined meta:name="Info 2"/>
    <meta:user-defined meta:name="Info 3"/>
    <meta:user-defined meta:name="Info 4"/>
  </office:meta>
</office:document-meta>
</file>